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2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14"/>
        </table:table-row>
        <table:table-row table:style-name="ro2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0:17:20.862737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1:30:31.351816015</dc:date>
    <meta:editing-duration>PT18H27M16S</meta:editing-duration>
    <meta:editing-cycles>67</meta:editing-cycles>
    <meta:generator>LibreOffice/5.1.6.2$Linux_X86_64 LibreOffice_project/10m0$Build-2</meta:generator>
    <meta:document-statistic meta:table-count="1" meta:cell-count="978" meta:object-count="0"/>
  </office:meta>
</office:document-meta>
</file>